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.955cm"/>
    </style:style>
    <style:style style:name="co2" style:family="table-column">
      <style:table-column-properties fo:break-before="auto" style:column-width="9.213cm"/>
    </style:style>
    <style:style style:name="co3" style:family="table-column">
      <style:table-column-properties fo:break-before="auto" style:column-width="21.001cm"/>
    </style:style>
    <style:style style:name="co4" style:family="table-column">
      <style:table-column-properties fo:break-before="auto" style:column-width="2.092cm"/>
    </style:style>
    <style:style style:name="co5" style:family="table-column">
      <style:table-column-properties fo:break-before="auto" style:column-width="2.238cm"/>
    </style:style>
    <style:style style:name="ro1" style:family="table-row">
      <style:table-row-properties style:row-height="0.609cm" fo:break-before="auto" style:use-optimal-row-height="false"/>
    </style:style>
    <style:style style:name="ro2" style:family="table-row">
      <style:table-row-properties style:row-height="0.61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51" table:default-cell-style-name="Default"/>
        <table:table-row table:style-name="ro1">
          <table:table-cell table:style-name="ce1" office:value-type="string" calcext:value-type="string">
            <text:p>New Mods</text:p>
          </table:table-cell>
          <table:table-cell table:style-name="ce9" office:value-type="string" calcext:value-type="string">
            <text:p>Mod Filenames</text:p>
          </table:table-cell>
          <table:table-cell table:style-name="ce9" office:value-type="string" calcext:value-type="string">
            <text:p>CurseForge Project</text:p>
          </table:table-cell>
          <table:table-cell table:style-name="ce3" office:value-type="string" calcext:value-type="string">
            <text:p>Copy-Pasteable for properties</text:p>
          </table:table-cell>
          <table:table-cell table:number-columns-repeated="60"/>
        </table:table-row>
        <table:table-row table:style-name="ro1">
          <table:table-cell table:style-name="ce2"/>
          <table:table-cell table:style-name="ce2" office:value-type="string" calcext:value-type="string">
            <text:p>3dSkinLayers-</text:p>
          </table:table-cell>
          <table:table-cell office:value-type="string" calcext:value-type="string">
            <text:p><text:a xlink:href="https://www.curseforge.com/minecraft/mc-mods/skin-layers-3d" xlink:type="simple">https://www.curseforge.com/minecraft/mc-mods/skin-layers-3d</text:a></text:p>
          </table:table-cell>
          <table:table-cell table:style-name="ce13" table:formula="of:=CHAR(34) &amp; COM.MICROSOFT.TEXTJOIN(&quot;,&quot;;TRUE();[.B2:.B117]) &amp; CHAR(34)" office:value-type="string" office:string-value="&quot;3dSkinLayers-,AdvancementPlaques-,AmbientSounds_,armorchroma-,backtools-,BetterAdvancements-,BetterAnimationsCollection-,BetterDarkMode-,BetterF3-,BetterF3-,BetterFoliage-,BetterPingDisplay-,BetterPlacement-,Blur-,catalogue-,cherishedworlds-,classicbar-,clickadv-,ClientTweaks_,configured-,Controlling-,CraftPresence-,CTM-,customdiscordrpc-,CustomMainMenu-,DefaultOptions_,defaultoptions-,desiredservers-,Ding-,drippyloadingscreen_,drippyloadingscreen-,Durability101-,dynamic-music-,DynamicSurroundings-,DynamicSurroundingsHuds-,dynmus-,EiraMoticons_,eiramoticons-,EnchantmentDescriptions-,EquipmentCompare-,extremesoundmuffler-,extremeSoundMuffler-,Fallingleaves-,fallingleaves-,fancymenu_,findme-,flickerfix-,FpsReducer-,FullscreenWindowed-,InventoryEssentials_,InventorySpam-,InventoryTweaks-,invtweaks-,ItemBorders-,itemzoom,itlt-,jeed-,jehc-,jeiintegration_,JEITweaker-,just-enough-harvestcraft-,justenoughbeacons-,JustEnoughCalculation-,JustEnoughProfessions-,JustEnoughProfessions-,JustEnoughResources-,keywizard-,konkrete_,lazydfu-,LegendaryTooltips-,light-overlay-,LightOverlay-,LLOverlayReloaded-,loadmyresources_,lootbeams-,mcbindtype-,medievalmusic-,modnametooltip_,modnametooltip-,moreoverlays-,MouseTweaks-,multihotbar-,MyServerIsCompatible-,Neat ,NotifMod-,OldJavaWarning-,ornaments-,overloadedarmorbar-,PackMenu-,PickUpNotifier-,Ping-,preciseblockplacing-,presencefootsteps-,PresenceFootsteps-,ReAuth-,ResourceLoader-,shutupexperimentalsettings-,SimpleDiscordRichPresence-,smoothboot-,sounddeviceoptions-,SpawnerFix-,spoticraft-,tconplanner-,timestamps-,Tips-,TipTheScales-,Toast Control-,Toast-Control-,ToastControl-,torchoptimizer-,torohealth-,toughnessbar-,TravelersTitles-,WindowedFullscreen-,WorldNameRandomizer-,yisthereautojump-&quot;" calcext:value-type="string" table:number-columns-spanned="10" table:number-rows-spanned="15">
            <text:p>"3dSkinLayers-,AdvancementPlaques-,AmbientSounds_,armorchroma-,backtools-,BetterAdvancements-,BetterAnimationsCollection-,BetterDarkMode-,BetterF3-,BetterF3-,BetterFoliage-,BetterPingDisplay-,BetterPlacement-,Blur-,catalogue-,cherishedworlds-,classicbar-,clickadv-,ClientTweaks_,configured-,Controlling-,CraftPresence-,CTM-,customdiscordrpc-,CustomMainMenu-,DefaultOptions_,defaultoptions-,desiredservers-,Ding-,drippyloadingscreen_,drippyloadingscreen-,Durability101-,dynamic-music-,DynamicSurroundings-,DynamicSurroundingsHuds-,dynmus-,EiraMoticons_,eiramoticons-,EnchantmentDescriptions-,EquipmentCompare-,extremesoundmuffler-,extremeSoundMuffler-,Fallingleaves-,fallingleaves-,fancymenu_,findme-,flickerfix-,FpsReducer-,FullscreenWindowed-,InventoryEssentials_,InventorySpam-,InventoryTweaks-,invtweaks-,ItemBorders-,itemzoom,itlt-,jeed-,jehc-,jeiintegration_,JEITweaker-,just-enough-harvestcraft-,justenoughbeacons-,JustEnoughCalculation-,JustEnoughProfessions-,JustEnoughProfessions-,JustEnoughResources-,keywizard-,konkrete_,lazydfu-,LegendaryTooltips-,light-overlay-,LightOverlay-,LLOverlayReloaded-,loadmyresources_,lootbeams-,mcbindtype-,medievalmusic-,modnametooltip_,modnametooltip-,moreoverlays-,MouseTweaks-,multihotbar-,MyServerIsCompatible-,Neat ,NotifMod-,OldJavaWarning-,ornaments-,overloadedarmorbar-,PackMenu-,PickUpNotifier-,Ping-,preciseblockplacing-,presencefootsteps-,PresenceFootsteps-,ReAuth-,ResourceLoader-,shutupexperimentalsettings-,SimpleDiscordRichPresence-,smoothboot-,sounddeviceoptions-,SpawnerFix-,spoticraft-,tconplanner-,timestamps-,Tips-,TipTheScales-,Toast Control-,Toast-Control-,ToastControl-,torchoptimizer-,torohealth-,toughnessbar-,TravelersTitles-,WindowedFullscreen-,WorldNameRandomizer-,yisthereautojump-"</text:p>
          </table:table-cell>
          <table:covered-table-cell table:number-columns-repeated="9" table:style-name="ce1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AdvancementPlaques-</text:p>
          </table:table-cell>
          <table:table-cell table:style-name="ce5" office:value-type="string" calcext:value-type="string">
            <text:p><text:a xlink:href="https://www.curseforge.com/minecraft/mc-mods/advancement-plaques" xlink:type="simple">https://www.curseforge.com/minecraft/mc-mods/advancement-plaques</text:a></text:p>
          </table:table-cell>
          <table:covered-table-cell table:number-columns-repeated="10" table:style-name="ce1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AmbientSounds_</text:p>
          </table:table-cell>
          <table:table-cell table:style-name="ce5" office:value-type="string" calcext:value-type="string">
            <text:p><text:a xlink:href="https://www.curseforge.com/minecraft/mc-mods/ambientsounds" xlink:type="simple">https://www.curseforge.com/minecraft/mc-mods/ambientsounds</text:a></text:p>
          </table:table-cell>
          <table:covered-table-cell table:number-columns-repeated="10" table:style-name="ce1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armorchroma-</text:p>
          </table:table-cell>
          <table:table-cell table:style-name="ce5" office:value-type="string" calcext:value-type="string">
            <text:p>https://www.curseforge.com/minecraft/mc-mods/armor-chroma</text:p>
          </table:table-cell>
          <table:covered-table-cell table:number-columns-repeated="10" table:style-name="ce1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backtools-</text:p>
          </table:table-cell>
          <table:table-cell table:style-name="ce5" office:value-type="string" calcext:value-type="string">
            <text:p><text:a xlink:href="https://www.curseforge.com/minecraft/mc-mods/backtools" xlink:type="simple">https://www.curseforge.com/minecraft/mc-mods/backtools</text:a></text:p>
          </table:table-cell>
          <table:covered-table-cell table:number-columns-repeated="10" table:style-name="ce1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BetterAdvancements-</text:p>
          </table:table-cell>
          <table:table-cell table:style-name="ce5" office:value-type="string" calcext:value-type="string">
            <text:p><text:a xlink:href="https://www.curseforge.com/minecraft/mc-mods/better-advancements" xlink:type="simple">https://www.curseforge.com/minecraft/mc-mods/better-advancements</text:a></text:p>
          </table:table-cell>
          <table:covered-table-cell table:number-columns-repeated="10" table:style-name="ce1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BetterAnimationsCollection-</text:p>
          </table:table-cell>
          <table:table-cell table:style-name="ce5" office:value-type="string" calcext:value-type="string">
            <text:p><text:a xlink:href="https://www.curseforge.com/minecraft/mc-mods/better-animations-collection" xlink:type="simple">https://www.curseforge.com/minecraft/mc-mods/better-animations-collection</text:a></text:p>
          </table:table-cell>
          <table:covered-table-cell table:number-columns-repeated="10" table:style-name="ce1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BetterDarkMode-</text:p>
          </table:table-cell>
          <table:table-cell table:style-name="ce5" office:value-type="string" calcext:value-type="string">
            <text:p><text:a xlink:href="https://www.curseforge.com/minecraft/mc-mods/betterdarkmode" xlink:type="simple">https://www.curseforge.com/minecraft/mc-mods/betterdarkmode</text:a></text:p>
          </table:table-cell>
          <table:covered-table-cell table:number-columns-repeated="10" table:style-name="ce1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BetterF3-</text:p>
          </table:table-cell>
          <table:table-cell table:style-name="ce5" office:value-type="string" calcext:value-type="string">
            <text:p><text:a xlink:href="https://www.curseforge.com/minecraft/mc-mods/betterf3" xlink:type="simple">https://www.curseforge.com/minecraft/mc-mods/betterf3</text:a></text:p>
          </table:table-cell>
          <table:covered-table-cell table:number-columns-repeated="10" table:style-name="ce14"/>
          <table:table-cell table:number-columns-repeated="51"/>
        </table:table-row>
        <table:table-row table:style-name="ro1">
          <table:table-cell/>
          <table:table-cell table:style-name="ce4" office:value-type="string" calcext:value-type="string">
            <text:p>BetterF3-</text:p>
          </table:table-cell>
          <table:table-cell table:style-name="ce5" office:value-type="string" calcext:value-type="string">
            <text:p><text:a xlink:href="https://www.curseforge.com/minecraft/mc-mods/betterf3" xlink:type="simple">https://www.curseforge.com/minecraft/mc-mods/betterf3</text:a></text:p>
          </table:table-cell>
          <table:covered-table-cell table:number-columns-repeated="10" table:style-name="ce1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BetterFoliage-</text:p>
          </table:table-cell>
          <table:table-cell table:style-name="ce5" office:value-type="string" calcext:value-type="string">
            <text:p><text:a xlink:href="https://www.curseforge.com/minecraft/mc-mods/better-foliage" xlink:type="simple">https://www.curseforge.com/minecraft/mc-mods/better-foliage</text:a></text:p>
          </table:table-cell>
          <table:covered-table-cell table:number-columns-repeated="10" table:style-name="ce1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BetterPingDisplay-</text:p>
          </table:table-cell>
          <table:table-cell table:style-name="ce5" office:value-type="string" calcext:value-type="string">
            <text:p><text:a xlink:href="https://www.curseforge.com/minecraft/mc-mods/better-ping-display" xlink:type="simple">https://www.curseforge.com/minecraft/mc-mods/better-ping-display</text:a></text:p>
          </table:table-cell>
          <table:covered-table-cell table:number-columns-repeated="10" table:style-name="ce1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BetterPlacement-</text:p>
          </table:table-cell>
          <table:table-cell table:style-name="ce5" office:value-type="string" calcext:value-type="string">
            <text:p><text:a xlink:href="https://www.curseforge.com/minecraft/mc-mods/better-placement" xlink:type="simple">https://www.curseforge.com/minecraft/mc-mods/better-placement</text:a></text:p>
          </table:table-cell>
          <table:covered-table-cell table:number-columns-repeated="10" table:style-name="ce1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Blur-</text:p>
          </table:table-cell>
          <table:table-cell table:style-name="ce5" office:value-type="string" calcext:value-type="string">
            <text:p><text:a xlink:href="https://www.curseforge.com/minecraft/mc-mods/blur" xlink:type="simple">https://www.curseforge.com/minecraft/mc-mods/blur</text:a></text:p>
          </table:table-cell>
          <table:covered-table-cell table:number-columns-repeated="10" table:style-name="ce1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catalogue-</text:p>
          </table:table-cell>
          <table:table-cell table:style-name="ce5" office:value-type="string" calcext:value-type="string">
            <text:p><text:a xlink:href="https://www.curseforge.com/minecraft/mc-mods/catalogue" xlink:type="simple">https://www.curseforge.com/minecraft/mc-mods/catalogue</text:a></text:p>
          </table:table-cell>
          <table:covered-table-cell table:number-columns-repeated="10" table:style-name="ce1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cherishedworlds-</text:p>
          </table:table-cell>
          <table:table-cell table:style-name="ce5" office:value-type="string" calcext:value-type="string">
            <text:p><text:a xlink:href="https://www.curseforge.com/minecraft/mc-mods/cherished-worlds" xlink:type="simple">https://www.curseforge.com/minecraft/mc-mods/cherished-worlds</text:a></text:p>
          </table:table-cell>
          <table:table-cell table:style-name="ce8" table:number-columns-repeated="9"/>
          <table:table-cell table:number-columns-repeated="52"/>
        </table:table-row>
        <table:table-row table:style-name="ro1">
          <table:table-cell/>
          <table:table-cell office:value-type="string" calcext:value-type="string">
            <text:p>classicbar-</text:p>
          </table:table-cell>
          <table:table-cell table:style-name="ce5" office:value-type="string" calcext:value-type="string">
            <text:p><text:a xlink:href="https://www.curseforge.com/minecraft/mc-mods/classic-bars" xlink:type="simple">https://www.curseforge.com/minecraft/mc-mods/classic-bars</text:a></text:p>
          </table:table-cell>
          <table:table-cell table:style-name="ce13" table:formula="of:=CHAR(34) &amp; COM.MICROSOFT.TEXTJOIN((CHAR(34) &amp; &quot;,&quot; &amp; CHAR(34));TRUE();[.B2:.B117]) &amp; CHAR(34)" office:value-type="string" office:string-value="&quot;3dSkinLayers-&quot;,&quot;AdvancementPlaques-&quot;,&quot;AmbientSounds_&quot;,&quot;armorchroma-&quot;,&quot;backtools-&quot;,&quot;BetterAdvancements-&quot;,&quot;BetterAnimationsCollection-&quot;,&quot;BetterDarkMode-&quot;,&quot;BetterF3-&quot;,&quot;BetterF3-&quot;,&quot;BetterFoliage-&quot;,&quot;BetterPingDisplay-&quot;,&quot;BetterPlacement-&quot;,&quot;Blur-&quot;,&quot;catalogue-&quot;,&quot;cherishedworlds-&quot;,&quot;classicbar-&quot;,&quot;clickadv-&quot;,&quot;ClientTweaks_&quot;,&quot;configured-&quot;,&quot;Controlling-&quot;,&quot;CraftPresence-&quot;,&quot;CTM-&quot;,&quot;customdiscordrpc-&quot;,&quot;CustomMainMenu-&quot;,&quot;DefaultOptions_&quot;,&quot;defaultoptions-&quot;,&quot;desiredservers-&quot;,&quot;Ding-&quot;,&quot;drippyloadingscreen_&quot;,&quot;drippyloadingscreen-&quot;,&quot;Durability101-&quot;,&quot;dynamic-music-&quot;,&quot;DynamicSurroundings-&quot;,&quot;DynamicSurroundingsHuds-&quot;,&quot;dynmus-&quot;,&quot;EiraMoticons_&quot;,&quot;eiramoticons-&quot;,&quot;EnchantmentDescriptions-&quot;,&quot;EquipmentCompare-&quot;,&quot;extremesoundmuffler-&quot;,&quot;extremeSoundMuffler-&quot;,&quot;Fallingleaves-&quot;,&quot;fallingleaves-&quot;,&quot;fancymenu_&quot;,&quot;findme-&quot;,&quot;flickerfix-&quot;,&quot;FpsReducer-&quot;,&quot;FullscreenWindowed-&quot;,&quot;InventoryEssentials_&quot;,&quot;InventorySpam-&quot;,&quot;InventoryTweaks-&quot;,&quot;invtweaks-&quot;,&quot;ItemBorders-&quot;,&quot;itemzoom&quot;,&quot;itlt-&quot;,&quot;jeed-&quot;,&quot;jehc-&quot;,&quot;jeiintegration_&quot;,&quot;JEITweaker-&quot;,&quot;just-enough-harvestcraft-&quot;,&quot;justenoughbeacons-&quot;,&quot;JustEnoughCalculation-&quot;,&quot;JustEnoughProfessions-&quot;,&quot;JustEnoughProfessions-&quot;,&quot;JustEnoughResources-&quot;,&quot;keywizard-&quot;,&quot;konkrete_&quot;,&quot;lazydfu-&quot;,&quot;LegendaryTooltips-&quot;,&quot;light-overlay-&quot;,&quot;LightOverlay-&quot;,&quot;LLOverlayReloaded-&quot;,&quot;loadmyresources_&quot;,&quot;lootbeams-&quot;,&quot;mcbindtype-&quot;,&quot;medievalmusic-&quot;,&quot;modnametooltip_&quot;,&quot;modnametooltip-&quot;,&quot;moreoverlays-&quot;,&quot;MouseTweaks-&quot;,&quot;multihotbar-&quot;,&quot;MyServerIsCompatible-&quot;,&quot;Neat &quot;,&quot;NotifMod-&quot;,&quot;OldJavaWarning-&quot;,&quot;ornaments-&quot;,&quot;overloadedarmorbar-&quot;,&quot;PackMenu-&quot;,&quot;PickUpNotifier-&quot;,&quot;Ping-&quot;,&quot;preciseblockplacing-&quot;,&quot;presencefootsteps-&quot;,&quot;PresenceFootsteps-&quot;,&quot;ReAuth-&quot;,&quot;ResourceLoader-&quot;,&quot;shutupexperimentalsettings-&quot;,&quot;SimpleDiscordRichPresence-&quot;,&quot;smoothboot-&quot;,&quot;sounddeviceoptions-&quot;,&quot;SpawnerFix-&quot;,&quot;spoticraft-&quot;,&quot;tconplanner-&quot;,&quot;timestamps-&quot;,&quot;Tips-&quot;,&quot;TipTheScales-&quot;,&quot;Toast Control-&quot;,&quot;Toast-Control-&quot;,&quot;ToastControl-&quot;,&quot;torchoptimizer-&quot;,&quot;torohealth-&quot;,&quot;toughnessbar-&quot;,&quot;TravelersTitles-&quot;,&quot;WindowedFullscreen-&quot;,&quot;WorldNameRandomizer-&quot;,&quot;yisthereautojump-&quot;" calcext:value-type="string" table:number-columns-spanned="10" table:number-rows-spanned="19">
            <text:p>"3dSkinLayers-","AdvancementPlaques-","AmbientSounds_","armorchroma-","backtools-","BetterAdvancements-","BetterAnimationsCollection-","BetterDarkMode-","BetterF3-","BetterF3-","BetterFoliage-","BetterPingDisplay-","BetterPlacement-","Blur-","catalogue-","cherishedworlds-","classicbar-","clickadv-","ClientTweaks_","configured-","Controlling-","CraftPresence-","CTM-","customdiscordrpc-","CustomMainMenu-","DefaultOptions_","defaultoptions-","desiredservers-","Ding-","drippyloadingscreen_","drippyloadingscreen-","Durability101-","dynamic-music-","DynamicSurroundings-","DynamicSurroundingsHuds-","dynmus-","EiraMoticons_","eiramoticons-","EnchantmentDescriptions-","EquipmentCompare-","extremesoundmuffler-","extremeSoundMuffler-","Fallingleaves-","fallingleaves-","fancymenu_","findme-","flickerfix-","FpsReducer-","FullscreenWindowed-","InventoryEssentials_","InventorySpam-","InventoryTweaks-","invtweaks-","ItemBorders-","itemzoom","itlt-","jeed-","jehc-","jeiintegration_","JEITweaker-","just-enough-harvestcraft-","justenoughbeacons-","JustEnoughCalculation-","JustEnoughProfessions-","JustEnoughProfessions-","JustEnoughResources-","keywizard-","konkrete_","lazydfu-","LegendaryTooltips-","light-overlay-","LightOverlay-","LLOverlayReloaded-","loadmyresources_","lootbeams-","mcbindtype-","medievalmusic-","modnametooltip_","modnametooltip-","moreoverlays-","MouseTweaks-","multihotbar-","MyServerIsCompatible-","Neat ","NotifMod-","OldJavaWarning-","ornaments-","overloadedarmorbar-","PackMenu-","PickUpNotifier-","Ping-","preciseblockplacing-","presencefootsteps-","PresenceFootsteps-","ReAuth-","ResourceLoader-","shutupexperimentalsettings-","SimpleDiscordRichPresence-","smoothboot-","sounddeviceoptions-","SpawnerFix-","spoticraft-","tconplanner-","timestamps-","Tips-","TipTheScales-","Toast Control-","Toast-Control-","ToastControl-","torchoptimizer-","torohealth-","toughnessbar-","TravelersTitles-","WindowedFullscreen-","WorldNameRandomizer-","yisthereautojump-"</text:p>
          </table:table-cell>
          <table:covered-table-cell table:number-columns-repeated="9" table:style-name="ce1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clickadv-</text:p>
          </table:table-cell>
          <table:table-cell table:style-name="ce5" office:value-type="string" calcext:value-type="string">
            <text:p><text:a xlink:href="https://www.curseforge.com/minecraft/mc-mods/clickable-advancements" xlink:type="simple">https://www.curseforge.com/minecraft/mc-mods/clickable-advancements</text:a></text:p>
          </table:table-cell>
          <table:covered-table-cell table:number-columns-repeated="10" table:style-name="ce1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ClientTweaks_</text:p>
          </table:table-cell>
          <table:table-cell table:style-name="ce5" office:value-type="string" calcext:value-type="string">
            <text:p><text:a xlink:href="https://www.curseforge.com/minecraft/mc-mods/client-tweaks" xlink:type="simple">https://www.curseforge.com/minecraft/mc-mods/client-tweaks</text:a></text:p>
          </table:table-cell>
          <table:covered-table-cell table:number-columns-repeated="10" table:style-name="ce1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configured-</text:p>
          </table:table-cell>
          <table:table-cell table:style-name="ce5" office:value-type="string" calcext:value-type="string">
            <text:p><text:a xlink:href="https://www.curseforge.com/minecraft/mc-mods/configured" xlink:type="simple">https://www.curseforge.com/minecraft/mc-mods/configured</text:a></text:p>
          </table:table-cell>
          <table:covered-table-cell table:number-columns-repeated="10" table:style-name="ce1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Controlling-</text:p>
          </table:table-cell>
          <table:table-cell table:style-name="ce5" office:value-type="string" calcext:value-type="string">
            <text:p><text:a xlink:href="https://www.curseforge.com/minecraft/mc-mods/controlling" xlink:type="simple">https://www.curseforge.com/minecraft/mc-mods/controlling</text:a></text:p>
          </table:table-cell>
          <table:covered-table-cell table:number-columns-repeated="10" table:style-name="ce14"/>
          <table:table-cell table:number-columns-repeated="51"/>
        </table:table-row>
        <table:table-row table:style-name="ro1">
          <table:table-cell/>
          <table:table-cell table:style-name="ce2" office:value-type="string" calcext:value-type="string">
            <text:p>CraftPresence-</text:p>
          </table:table-cell>
          <table:table-cell table:style-name="ce5" office:value-type="string" calcext:value-type="string">
            <text:p>https://www.curseforge.com/minecraft/mc-mods/craftpresence</text:p>
          </table:table-cell>
          <table:covered-table-cell table:number-columns-repeated="10" table:style-name="ce1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CTM-</text:p>
          </table:table-cell>
          <table:table-cell table:style-name="ce5" office:value-type="string" calcext:value-type="string">
            <text:p><text:a xlink:href="https://www.curseforge.com/minecraft/mc-mods/ctm" xlink:type="simple">https://www.curseforge.com/minecraft/mc-mods/ctm</text:a></text:p>
          </table:table-cell>
          <table:covered-table-cell table:number-columns-repeated="10" table:style-name="ce1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customdiscordrpc-</text:p>
          </table:table-cell>
          <table:table-cell table:style-name="ce5" office:value-type="string" calcext:value-type="string">
            <text:p><text:a xlink:href="https://www.curseforge.com/minecraft/mc-mods/custom-discordrpc" xlink:type="simple">https://www.curseforge.com/minecraft/mc-mods/custom-discordrpc</text:a></text:p>
          </table:table-cell>
          <table:covered-table-cell table:number-columns-repeated="10" table:style-name="ce1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CustomMainMenu-</text:p>
          </table:table-cell>
          <table:table-cell table:style-name="ce5" office:value-type="string" calcext:value-type="string">
            <text:p><text:a xlink:href="https://www.curseforge.com/minecraft/mc-mods/custom-main-menu" xlink:type="simple">https://www.curseforge.com/minecraft/mc-mods/custom-main-menu</text:a></text:p>
          </table:table-cell>
          <table:covered-table-cell table:number-columns-repeated="10" table:style-name="ce1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DefaultOptions_</text:p>
          </table:table-cell>
          <table:table-cell table:style-name="ce5" office:value-type="string" calcext:value-type="string">
            <text:p><text:a xlink:href="https://www.curseforge.com/minecraft/mc-mods/default-options" xlink:type="simple">https://www.curseforge.com/minecraft/mc-mods/default-options</text:a></text:p>
          </table:table-cell>
          <table:covered-table-cell table:number-columns-repeated="10" table:style-name="ce1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defaultoptions-</text:p>
          </table:table-cell>
          <table:table-cell table:style-name="ce5" office:value-type="string" calcext:value-type="string">
            <text:p><text:a xlink:href="https://www.curseforge.com/minecraft/mc-mods/default-options" xlink:type="simple">https://www.curseforge.com/minecraft/mc-mods/default-options</text:a></text:p>
          </table:table-cell>
          <table:covered-table-cell table:number-columns-repeated="10" table:style-name="ce1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desiredservers-</text:p>
          </table:table-cell>
          <table:table-cell table:style-name="ce5" office:value-type="string" calcext:value-type="string">
            <text:p><text:a xlink:href="https://www.curseforge.com/minecraft/mc-mods/desired-servers" xlink:type="simple">https://www.curseforge.com/minecraft/mc-mods/desired-servers</text:a></text:p>
          </table:table-cell>
          <table:covered-table-cell table:number-columns-repeated="10" table:style-name="ce1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Ding-</text:p>
          </table:table-cell>
          <table:table-cell table:style-name="ce5" office:value-type="string" calcext:value-type="string">
            <text:p><text:a xlink:href="https://www.curseforge.com/minecraft/mc-mods/ding" xlink:type="simple">https://www.curseforge.com/minecraft/mc-mods/ding</text:a></text:p>
          </table:table-cell>
          <table:covered-table-cell table:number-columns-repeated="10" table:style-name="ce1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drippyloadingscreen_</text:p>
          </table:table-cell>
          <table:table-cell table:style-name="ce5" office:value-type="string" calcext:value-type="string">
            <text:p><text:a xlink:href="https://www.curseforge.com/minecraft/mc-mods/drippy-loading-screen" xlink:type="simple">https://www.curseforge.com/minecraft/mc-mods/drippy-loading-screen</text:a></text:p>
          </table:table-cell>
          <table:covered-table-cell table:number-columns-repeated="10" table:style-name="ce1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drippyloadingscreen-</text:p>
          </table:table-cell>
          <table:table-cell table:style-name="ce5" office:value-type="string" calcext:value-type="string">
            <text:p><text:a xlink:href="https://www.curseforge.com/minecraft/mc-mods/drippy-loading-screen" xlink:type="simple">https://www.curseforge.com/minecraft/mc-mods/drippy-loading-screen</text:a></text:p>
          </table:table-cell>
          <table:covered-table-cell table:number-columns-repeated="10" table:style-name="ce1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Durability101-</text:p>
          </table:table-cell>
          <table:table-cell table:style-name="ce5" office:value-type="string" calcext:value-type="string">
            <text:p><text:a xlink:href="https://www.curseforge.com/minecraft/mc-mods/durability101" xlink:type="simple">https://www.curseforge.com/minecraft/mc-mods/durability101</text:a></text:p>
          </table:table-cell>
          <table:covered-table-cell table:number-columns-repeated="10" table:style-name="ce1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dynamic-music-</text:p>
          </table:table-cell>
          <table:table-cell table:style-name="ce5" office:value-type="string" calcext:value-type="string">
            <text:p><text:a xlink:href="https://www.curseforge.com/minecraft/mc-mods/dynamic-music" xlink:type="simple">https://www.curseforge.com/minecraft/mc-mods/dynamic-music</text:a></text:p>
          </table:table-cell>
          <table:covered-table-cell table:number-columns-repeated="10" table:style-name="ce1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DynamicSurroundings-</text:p>
          </table:table-cell>
          <table:table-cell table:style-name="ce5" office:value-type="string" calcext:value-type="string">
            <text:p><text:a xlink:href="https://www.curseforge.com/minecraft/mc-mods/dynamic-surroundings" xlink:type="simple">https://www.curseforge.com/minecraft/mc-mods/dynamic-surroundings</text:a></text:p>
          </table:table-cell>
          <table:covered-table-cell table:number-columns-repeated="10" table:style-name="ce1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DynamicSurroundingsHuds-</text:p>
          </table:table-cell>
          <table:table-cell table:style-name="ce5" office:value-type="string" calcext:value-type="string">
            <text:p><text:a xlink:href="https://www.curseforge.com/minecraft/mc-mods/dynamic-surroundings-huds" xlink:type="simple">https://www.curseforge.com/minecraft/mc-mods/dynamic-surroundings-huds</text:a></text:p>
          </table:table-cell>
          <table:covered-table-cell table:number-columns-repeated="10" table:style-name="ce14"/>
          <table:table-cell table:number-columns-repeated="51"/>
        </table:table-row>
        <table:table-row table:style-name="ro1">
          <table:table-cell/>
          <table:table-cell office:value-type="string" calcext:value-type="string">
            <text:p>dynmus-</text:p>
          </table:table-cell>
          <table:table-cell table:style-name="ce5" office:value-type="string" calcext:value-type="string">
            <text:p><text:a xlink:href="https://www.curseforge.com/minecraft/mc-mods/dynamic-music" xlink:type="simple">https://www.curseforge.com/minecraft/mc-mods/dynamic-music</text:a></text:p>
          </table:table-cell>
          <table:table-cell table:style-name="ce8" table:number-columns-repeated="9"/>
          <table:table-cell table:number-columns-repeated="52"/>
        </table:table-row>
        <table:table-row table:style-name="ro1">
          <table:table-cell/>
          <table:table-cell office:value-type="string" calcext:value-type="string">
            <text:p>EiraMoticons_</text:p>
          </table:table-cell>
          <table:table-cell table:style-name="ce5" office:value-type="string" calcext:value-type="string">
            <text:p><text:a xlink:href="https://www.curseforge.com/minecraft/mc-mods/eiramoticons" xlink:type="simple">https://www.curseforge.com/minecraft/mc-mods/eiramoticons</text:a></text:p>
          </table:table-cell>
          <table:table-cell table:style-name="ce8" table:number-columns-repeated="9"/>
          <table:table-cell table:number-columns-repeated="52"/>
        </table:table-row>
        <table:table-row table:style-name="ro1">
          <table:table-cell/>
          <table:table-cell office:value-type="string" calcext:value-type="string">
            <text:p>eiramoticons-</text:p>
          </table:table-cell>
          <table:table-cell table:style-name="ce5" office:value-type="string" calcext:value-type="string">
            <text:p><text:a xlink:href="https://www.curseforge.com/minecraft/mc-mods/eiramoticons" xlink:type="simple">https://www.curseforge.com/minecraft/mc-mods/eiramoticons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EnchantmentDescriptions-</text:p>
          </table:table-cell>
          <table:table-cell table:style-name="ce5" office:value-type="string" calcext:value-type="string">
            <text:p><text:a xlink:href="https://www.curseforge.com/minecraft/mc-mods/enchantment-descriptions" xlink:type="simple">https://www.curseforge.com/minecraft/mc-mods/enchantment-descriptions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EquipmentCompare-</text:p>
          </table:table-cell>
          <table:table-cell table:style-name="ce5" office:value-type="string" calcext:value-type="string">
            <text:p><text:a xlink:href="https://www.curseforge.com/minecraft/mc-mods/equipment-compare" xlink:type="simple">https://www.curseforge.com/minecraft/mc-mods/equipment-compare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extremesoundmuffler-</text:p>
          </table:table-cell>
          <table:table-cell table:style-name="ce5" office:value-type="string" calcext:value-type="string">
            <text:p><text:a xlink:href="https://www.curseforge.com/minecraft/mc-mods/extreme-sound-muffler" xlink:type="simple">https://www.curseforge.com/minecraft/mc-mods/extreme-sound-muffler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extremeSoundMuffler-</text:p>
          </table:table-cell>
          <table:table-cell table:style-name="ce5" office:value-type="string" calcext:value-type="string">
            <text:p><text:a xlink:href="https://www.curseforge.com/minecraft/mc-mods/extreme-sound-muffler" xlink:type="simple">https://www.curseforge.com/minecraft/mc-mods/extreme-sound-muffler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Fallingleaves-</text:p>
          </table:table-cell>
          <table:table-cell table:style-name="ce5" office:value-type="string" calcext:value-type="string">
            <text:p><text:a xlink:href="https://www.curseforge.com/minecraft/mc-mods/falling-leaves-forge" xlink:type="simple">https://www.curseforge.com/minecraft/mc-mods/falling-leaves-forge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fallingleaves-</text:p>
          </table:table-cell>
          <table:table-cell table:style-name="ce5" office:value-type="string" calcext:value-type="string">
            <text:p><text:a xlink:href="https://www.curseforge.com/minecraft/mc-mods/falling-leaves-forge" xlink:type="simple">https://www.curseforge.com/minecraft/mc-mods/falling-leaves-forge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fancymenu_</text:p>
          </table:table-cell>
          <table:table-cell table:style-name="ce5" office:value-type="string" calcext:value-type="string">
            <text:p><text:a xlink:href="https://www.curseforge.com/minecraft/mc-mods/fancymenu" xlink:type="simple">https://www.curseforge.com/minecraft/mc-mods/fancymenu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findme-</text:p>
          </table:table-cell>
          <table:table-cell table:style-name="ce5" office:value-type="string" calcext:value-type="string">
            <text:p><text:a xlink:href="https://www.curseforge.com/minecraft/mc-mods/findme" xlink:type="simple">https://www.curseforge.com/minecraft/mc-mods/findme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flickerfix-</text:p>
          </table:table-cell>
          <table:table-cell table:style-name="ce5" office:value-type="string" calcext:value-type="string">
            <text:p><text:a xlink:href="https://www.curseforge.com/minecraft/mc-mods/flickerfix" xlink:type="simple">https://www.curseforge.com/minecraft/mc-mods/flickerfix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FpsReducer-</text:p>
          </table:table-cell>
          <table:table-cell table:style-name="ce5" office:value-type="string" calcext:value-type="string">
            <text:p><text:a xlink:href="https://www.curseforge.com/minecraft/mc-mods/fps-reducer" xlink:type="simple">https://www.curseforge.com/minecraft/mc-mods/fps-reducer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FullscreenWindowed-</text:p>
          </table:table-cell>
          <table:table-cell table:style-name="ce5" office:value-type="string" calcext:value-type="string">
            <text:p><text:a xlink:href="https://www.curseforge.com/minecraft/mc-mods/fullscreen-windowed-borderless-for-minecraft" xlink:type="simple">https://www.curseforge.com/minecraft/mc-mods/fullscreen-windowed-borderless-for-minecraft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InventoryEssentials_</text:p>
          </table:table-cell>
          <table:table-cell table:style-name="ce5" office:value-type="string" calcext:value-type="string">
            <text:p><text:a xlink:href="https://www.curseforge.com/minecraft/mc-mods/inventory-essentials" xlink:type="simple">https://www.curseforge.com/minecraft/mc-mods/inventory-essentials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InventorySpam-</text:p>
          </table:table-cell>
          <table:table-cell table:style-name="ce5" office:value-type="string" calcext:value-type="string">
            <text:p><text:a xlink:href="https://www.curseforge.com/minecraft/mc-mods/inventory-spam" xlink:type="simple">https://www.curseforge.com/minecraft/mc-mods/inventory-spam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InventoryTweaks-</text:p>
          </table:table-cell>
          <table:table-cell table:style-name="ce5" office:value-type="string" calcext:value-type="string">
            <text:p>https://www.curseforge.com/minecraft/mc-mods/inventory-tweaks, https://www.curseforge.com/minecraft/mc-mods/inventory-tweaks-renewed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invtweaks-</text:p>
          </table:table-cell>
          <table:table-cell table:style-name="ce5" office:value-type="string" calcext:value-type="string">
            <text:p>https://www.curseforge.com/minecraft/mc-mods/inventory-tweaks, https://www.curseforge.com/minecraft/mc-mods/inventory-tweaks-renewed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ItemBorders-</text:p>
          </table:table-cell>
          <table:table-cell table:style-name="ce5" office:value-type="string" calcext:value-type="string">
            <text:p><text:a xlink:href="https://www.curseforge.com/minecraft/mc-mods/item-borders" xlink:type="simple">https://www.curseforge.com/minecraft/mc-mods/item-borders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itemzoom</text:p>
          </table:table-cell>
          <table:table-cell table:style-name="ce5" office:value-type="string" calcext:value-type="string">
            <text:p><text:a xlink:href="https://www.curseforge.com/minecraft/mc-mods/itemzoom" xlink:type="simple">https://www.curseforge.com/minecraft/mc-mods/itemzoom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itlt-</text:p>
          </table:table-cell>
          <table:table-cell table:style-name="ce5" office:value-type="string" calcext:value-type="string">
            <text:p><text:a xlink:href="https://www.curseforge.com/minecraft/mc-mods/its-the-little-things" xlink:type="simple">https://www.curseforge.com/minecraft/mc-mods/its-the-little-things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jeed-</text:p>
          </table:table-cell>
          <table:table-cell table:style-name="ce5" office:value-type="string" calcext:value-type="string">
            <text:p><text:a xlink:href="https://www.curseforge.com/minecraft/mc-mods/just-enough-effect-descriptions-jeed" xlink:type="simple">https://www.curseforge.com/minecraft/mc-mods/just-enough-effect-descriptions-jeed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jehc-</text:p>
          </table:table-cell>
          <table:table-cell table:style-name="ce5" office:value-type="string" calcext:value-type="string">
            <text:p><text:a xlink:href="https://www.curseforge.com/minecraft/mc-mods/just-enough-harvestcraft" xlink:type="simple">https://www.curseforge.com/minecraft/mc-mods/just-enough-harvestcraft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jeiintegration_</text:p>
          </table:table-cell>
          <table:table-cell table:style-name="ce5" office:value-type="string" calcext:value-type="string">
            <text:p><text:a xlink:href="https://www.curseforge.com/minecraft/mc-mods/jei-integration" xlink:type="simple">https://www.curseforge.com/minecraft/mc-mods/jei-integration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JEITweaker-</text:p>
          </table:table-cell>
          <table:table-cell table:style-name="ce5" office:value-type="string" calcext:value-type="string">
            <text:p><text:a xlink:href="https://www.curseforge.com/minecraft/mc-mods/jeitweaker" xlink:type="simple">https://www.curseforge.com/minecraft/mc-mods/jeitweaker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just-enough-harvestcraft-</text:p>
          </table:table-cell>
          <table:table-cell table:style-name="ce5" office:value-type="string" calcext:value-type="string">
            <text:p><text:a xlink:href="https://www.curseforge.com/minecraft/mc-mods/just-enough-harvestcraft" xlink:type="simple">https://www.curseforge.com/minecraft/mc-mods/just-enough-harvestcraft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justenoughbeacons-</text:p>
          </table:table-cell>
          <table:table-cell table:style-name="ce5" office:value-type="string" calcext:value-type="string">
            <text:p><text:a xlink:href="https://www.curseforge.com/minecraft/mc-mods/just-enough-beacons" xlink:type="simple">https://www.curseforge.com/minecraft/mc-mods/just-enough-beacons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JustEnoughCalculation-</text:p>
          </table:table-cell>
          <table:table-cell table:style-name="ce5" office:value-type="string" calcext:value-type="string">
            <text:p><text:a xlink:href="https://www.curseforge.com/minecraft/mc-mods/just-enough-calculation" xlink:type="simple">https://www.curseforge.com/minecraft/mc-mods/just-enough-calculation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JustEnoughProfessions-</text:p>
          </table:table-cell>
          <table:table-cell table:style-name="ce5" office:value-type="string" calcext:value-type="string">
            <text:p><text:a xlink:href="https://www.curseforge.com/minecraft/mc-mods/just-enough-professions-jep" xlink:type="simple">https://www.curseforge.com/minecraft/mc-mods/just-enough-professions-jep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JustEnoughProfessions-</text:p>
          </table:table-cell>
          <table:table-cell table:style-name="ce5" office:value-type="string" calcext:value-type="string">
            <text:p><text:a xlink:href="https://www.curseforge.com/minecraft/mc-mods/just-enough-professions-jep" xlink:type="simple">https://www.curseforge.com/minecraft/mc-mods/just-enough-professions-jep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JustEnoughResources-</text:p>
          </table:table-cell>
          <table:table-cell table:style-name="ce5" office:value-type="string" calcext:value-type="string">
            <text:p><text:a xlink:href="https://www.curseforge.com/minecraft/mc-mods/just-enough-resources-jer" xlink:type="simple">https://www.curseforge.com/minecraft/mc-mods/just-enough-resources-jer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keywizard-</text:p>
          </table:table-cell>
          <table:table-cell table:style-name="ce5" office:value-type="string" calcext:value-type="string">
            <text:p><text:a xlink:href="https://www.curseforge.com/minecraft/mc-mods/keyboard-wizard" xlink:type="simple">https://www.curseforge.com/minecraft/mc-mods/keyboard-wizard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konkrete_</text:p>
          </table:table-cell>
          <table:table-cell table:style-name="ce5" office:value-type="string" calcext:value-type="string">
            <text:p><text:a xlink:href="https://www.curseforge.com/minecraft/mc-mods/konkrete" xlink:type="simple">https://www.curseforge.com/minecraft/mc-mods/konkrete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lazydfu-</text:p>
          </table:table-cell>
          <table:table-cell table:style-name="ce5" office:value-type="string" calcext:value-type="string">
            <text:p><text:a xlink:href="https://www.curseforge.com/minecraft/mc-mods/lazy-dfu-forge" xlink:type="simple">https://www.curseforge.com/minecraft/mc-mods/lazy-dfu-forge, https://www.curseforge.com/minecraft/mc-mods/lazydfu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LegendaryTooltips-</text:p>
          </table:table-cell>
          <table:table-cell table:style-name="ce5" office:value-type="string" calcext:value-type="string">
            <text:p><text:a xlink:href="https://www.curseforge.com/minecraft/mc-mods/legendary-tooltips" xlink:type="simple">https://www.curseforge.com/minecraft/mc-mods/legendary-tooltips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light-overlay-</text:p>
          </table:table-cell>
          <table:table-cell table:style-name="ce5" office:value-type="string" calcext:value-type="string">
            <text:p><text:a xlink:href="https://www.curseforge.com/minecraft/mc-mods/light-overlay" xlink:type="simple">https://www.curseforge.com/minecraft/mc-mods/light-overlay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LightOverlay-</text:p>
          </table:table-cell>
          <table:table-cell table:style-name="ce5" office:value-type="string" calcext:value-type="string">
            <text:p><text:a xlink:href="https://www.curseforge.com/minecraft/mc-mods/light-overlay" xlink:type="simple">https://www.curseforge.com/minecraft/mc-mods/light-overlay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LLOverlayReloaded-</text:p>
          </table:table-cell>
          <table:table-cell table:style-name="ce5" office:value-type="string" calcext:value-type="string">
            <text:p><text:a xlink:href="https://www.curseforge.com/minecraft/mc-mods/light-level-overlay-reloaded" xlink:type="simple">https://www.curseforge.com/minecraft/mc-mods/light-level-overlay-reloaded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loadmyresources_</text:p>
          </table:table-cell>
          <table:table-cell table:style-name="ce5" office:value-type="string" calcext:value-type="string">
            <text:p><text:a xlink:href="https://www.curseforge.com/minecraft/mc-mods/load-my-resources-forge" xlink:type="simple">https://www.curseforge.com/minecraft/mc-mods/load-my-resources-forge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lootbeams-</text:p>
          </table:table-cell>
          <table:table-cell table:style-name="ce5" office:value-type="string" calcext:value-type="string">
            <text:p><text:a xlink:href="https://www.curseforge.com/minecraft/mc-mods/loot-beams" xlink:type="simple">https://www.curseforge.com/minecraft/mc-mods/loot-beams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mcbindtype-</text:p>
          </table:table-cell>
          <table:table-cell table:style-name="ce5" office:value-type="string" calcext:value-type="string">
            <text:p><text:a xlink:href="https://www.curseforge.com/minecraft/mc-mods/mcbindtype" xlink:type="simple">https://www.curseforge.com/minecraft/mc-mods/mcbindtype</text:a></text:p>
          </table:table-cell>
          <table:table-cell table:number-columns-repeated="61"/>
        </table:table-row>
        <table:table-row table:style-name="ro1">
          <table:table-cell table:style-name="ce2"/>
          <table:table-cell table:style-name="ce2" office:value-type="string" calcext:value-type="string">
            <text:p>medievalmusic-</text:p>
          </table:table-cell>
          <table:table-cell table:style-name="ce5" office:value-type="string" calcext:value-type="string">
            <text:p>https://www.curseforge.com/minecraft/mc-mods/medieval-music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modnametooltip_</text:p>
          </table:table-cell>
          <table:table-cell table:style-name="ce5" office:value-type="string" calcext:value-type="string">
            <text:p><text:a xlink:href="https://www.curseforge.com/minecraft/mc-mods/mod-name-tooltip" xlink:type="simple">https://www.curseforge.com/minecraft/mc-mods/mod-name-tooltip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modnametooltip-</text:p>
          </table:table-cell>
          <table:table-cell table:style-name="ce5" office:value-type="string" calcext:value-type="string">
            <text:p><text:a xlink:href="https://www.curseforge.com/minecraft/mc-mods/mod-name-tooltip" xlink:type="simple">https://www.curseforge.com/minecraft/mc-mods/mod-name-tooltip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moreoverlays-</text:p>
          </table:table-cell>
          <table:table-cell table:style-name="ce5" office:value-type="string" calcext:value-type="string">
            <text:p><text:a xlink:href="https://www.curseforge.com/minecraft/mc-mods/more-overlays" xlink:type="simple">https://www.curseforge.com/minecraft/mc-mods/more-overlays</text:a>, <text:a xlink:href="https://www.curseforge.com/minecraft/mc-mods/more-overlays-updated" xlink:type="simple">https://www.curseforge.com/minecraft/mc-mods/more-overlays-updated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MouseTweaks-</text:p>
          </table:table-cell>
          <table:table-cell table:style-name="ce5" office:value-type="string" calcext:value-type="string">
            <text:p>https://www.curseforge.com/minecraft/mc-mods/mouse-tweak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multihotbar-</text:p>
          </table:table-cell>
          <table:table-cell table:style-name="ce5" office:value-type="string" calcext:value-type="string">
            <text:p>https://www.curseforge.com/minecraft/mc-mods/multi-hotbar</text:p>
          </table:table-cell>
          <table:table-cell table:number-columns-repeated="61"/>
        </table:table-row>
        <table:table-row table:style-name="ro1">
          <table:table-cell/>
          <table:table-cell table:style-name="ce2" office:value-type="string" calcext:value-type="string">
            <text:p>MyServerIsCompatible-</text:p>
          </table:table-cell>
          <table:table-cell table:style-name="ce5" office:value-type="string" calcext:value-type="string">
            <text:p>https://www.curseforge.com/minecraft/mc-mods/my-server-is-compatibl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Neat </text:p>
          </table:table-cell>
          <table:table-cell table:style-name="ce5" office:value-type="string" calcext:value-type="string">
            <text:p><text:a xlink:href="https://www.curseforge.com/minecraft/mc-mods/neat" xlink:type="simple">https://www.curseforge.com/minecraft/mc-mods/neat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NotifMod-</text:p>
          </table:table-cell>
          <table:table-cell table:style-name="ce5" office:value-type="string" calcext:value-type="string">
            <text:p><text:a xlink:href="https://www.curseforge.com/minecraft/mc-mods/notifmod" xlink:type="simple">https://www.curseforge.com/minecraft/mc-mods/notifmod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OldJavaWarning-</text:p>
          </table:table-cell>
          <table:table-cell table:style-name="ce5" office:value-type="string" calcext:value-type="string">
            <text:p><text:a xlink:href="https://www.curseforge.com/minecraft/mc-mods/oldjavawarning" xlink:type="simple">https://www.curseforge.com/minecraft/mc-mods/oldjavawarning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ornaments-</text:p>
          </table:table-cell>
          <table:table-cell table:style-name="ce5" office:value-type="string" calcext:value-type="string">
            <text:p><text:a xlink:href="https://www.curseforge.com/minecraft/mc-mods/ornaments" xlink:type="simple">https://www.curseforge.com/minecraft/mc-mods/ornaments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overloadedarmorbar-</text:p>
          </table:table-cell>
          <table:table-cell table:style-name="ce5" office:value-type="string" calcext:value-type="string">
            <text:p><text:a xlink:href="https://www.curseforge.com/minecraft/mc-mods/overloaded-armor-bar" xlink:type="simple">https://www.curseforge.com/minecraft/mc-mods/overloaded-armor-bar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PackMenu-</text:p>
          </table:table-cell>
          <table:table-cell table:style-name="ce5" office:value-type="string" calcext:value-type="string">
            <text:p><text:a xlink:href="https://www.curseforge.com/minecraft/mc-mods/packmenu" xlink:type="simple">https://www.curseforge.com/minecraft/mc-mods/packmenu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PickUpNotifier-</text:p>
          </table:table-cell>
          <table:table-cell table:style-name="ce5" office:value-type="string" calcext:value-type="string">
            <text:p><text:a xlink:href="https://www.curseforge.com/minecraft/mc-mods/pick-up-notifier" xlink:type="simple">https://www.curseforge.com/minecraft/mc-mods/pick-up-notifier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Ping-</text:p>
          </table:table-cell>
          <table:table-cell table:style-name="ce5" office:value-type="string" calcext:value-type="string">
            <text:p><text:a xlink:href="https://www.curseforge.com/minecraft/mc-mods/ping" xlink:type="simple">https://www.curseforge.com/minecraft/mc-mods/ping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preciseblockplacing-</text:p>
          </table:table-cell>
          <table:table-cell table:style-name="ce5" office:value-type="string" calcext:value-type="string">
            <text:p><text:a xlink:href="https://www.curseforge.com/minecraft/mc-mods/preciseblockplacing" xlink:type="simple">https://www.curseforge.com/minecraft/mc-mods/preciseblockplacing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presencefootsteps-</text:p>
          </table:table-cell>
          <table:table-cell table:style-name="ce5" office:value-type="string" calcext:value-type="string">
            <text:p><text:a xlink:href="https://www.curseforge.com/minecraft/mc-mods/presence-footsteps" xlink:type="simple">https://www.curseforge.com/minecraft/mc-mods/presence-footsteps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PresenceFootsteps-</text:p>
          </table:table-cell>
          <table:table-cell table:style-name="ce5" office:value-type="string" calcext:value-type="string">
            <text:p><text:a xlink:href="https://www.curseforge.com/minecraft/mc-mods/presence-footsteps" xlink:type="simple">https://www.curseforge.com/minecraft/mc-mods/presence-footsteps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ReAuth-</text:p>
          </table:table-cell>
          <table:table-cell table:style-name="ce5" office:value-type="string" calcext:value-type="string">
            <text:p><text:a xlink:href="https://www.curseforge.com/minecraft/mc-mods/reauth" xlink:type="simple">https://www.curseforge.com/minecraft/mc-mods/reauth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ResourceLoader-</text:p>
          </table:table-cell>
          <table:table-cell table:style-name="ce5" office:value-type="string" calcext:value-type="string">
            <text:p><text:a xlink:href="https://www.curseforge.com/minecraft/mc-mods/resource-loader" xlink:type="simple">https://www.curseforge.com/minecraft/mc-mods/resource-loader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hutupexperimentalsettings-</text:p>
          </table:table-cell>
          <table:table-cell table:style-name="ce5" office:value-type="string" calcext:value-type="string">
            <text:p><text:a xlink:href="https://www.curseforge.com/minecraft/mc-mods/shutup-experimental-settings" xlink:type="simple">https://www.curseforge.com/minecraft/mc-mods/shutup-experimental-settings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impleDiscordRichPresence-</text:p>
          </table:table-cell>
          <table:table-cell table:style-name="ce5" office:value-type="string" calcext:value-type="string">
            <text:p><text:a xlink:href="https://www.curseforge.com/minecraft/mc-mods/simple-discord-rich-presence" xlink:type="simple">https://www.curseforge.com/minecraft/mc-mods/simple-discord-rich-presence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moothboot-</text:p>
          </table:table-cell>
          <table:table-cell office:value-type="string" calcext:value-type="string">
            <text:p>https://www.curseforge.com/minecraft/mc-mods/smooth-boot-forge, https://www.curseforge.com/minecraft/mc-mods/smooth-boot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ounddeviceoptions-</text:p>
          </table:table-cell>
          <table:table-cell table:style-name="ce5" office:value-type="string" calcext:value-type="string">
            <text:p><text:a xlink:href="https://www.curseforge.com/minecraft/mc-mods/more-sound-config" xlink:type="simple">https://www.curseforge.com/minecraft/mc-mods/more-sound-config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pawnerFix-</text:p>
          </table:table-cell>
          <table:table-cell table:style-name="ce5" office:value-type="string" calcext:value-type="string">
            <text:p><text:a xlink:href="https://www.curseforge.com/minecraft/mc-mods/spawner-fix" xlink:type="simple">https://www.curseforge.com/minecraft/mc-mods/spawner-fix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spoticraft-</text:p>
          </table:table-cell>
          <table:table-cell table:style-name="ce5" office:value-type="string" calcext:value-type="string">
            <text:p><text:a xlink:href="https://www.curseforge.com/minecraft/mc-mods/spoticraft" xlink:type="simple">https://www.curseforge.com/minecraft/mc-mods/spoticraft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conplanner-</text:p>
          </table:table-cell>
          <table:table-cell table:style-name="ce5" office:value-type="string" calcext:value-type="string">
            <text:p><text:a xlink:href="https://www.curseforge.com/minecraft/mc-mods/tinkers-planner" xlink:type="simple">https://www.curseforge.com/minecraft/mc-mods/tinkers-planner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imestamps-</text:p>
          </table:table-cell>
          <table:table-cell table:style-name="ce5" office:value-type="string" calcext:value-type="string">
            <text:p><text:a xlink:href="https://www.curseforge.com/minecraft/mc-mods/timestamps" xlink:type="simple">https://www.curseforge.com/minecraft/mc-mods/timestamps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ips-</text:p>
          </table:table-cell>
          <table:table-cell table:style-name="ce5" office:value-type="string" calcext:value-type="string">
            <text:p><text:a xlink:href="https://www.curseforge.com/minecraft/mc-mods/tips" xlink:type="simple">https://www.curseforge.com/minecraft/mc-mods/tips</text:a>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TipTheScales-</text:p>
          </table:table-cell>
          <table:table-cell table:style-name="ce5" office:value-type="string" calcext:value-type="string">
            <text:p><text:a xlink:href="https://www.curseforge.com/minecraft/mc-mods/tipthescales" xlink:type="simple">https://www.curseforge.com/minecraft/mc-mods/tipthescales</text:a>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Toast Control-</text:p>
          </table:table-cell>
          <table:table-cell table:style-name="ce5" office:value-type="string" calcext:value-type="string">
            <text:p><text:a xlink:href="https://www.curseforge.com/minecraft/mc-mods/toast-control" xlink:type="simple">https://www.curseforge.com/minecraft/mc-mods/toast-control</text:a>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Toast-Control-</text:p>
          </table:table-cell>
          <table:table-cell table:style-name="ce5" office:value-type="string" calcext:value-type="string">
            <text:p><text:a xlink:href="https://www.curseforge.com/minecraft/mc-mods/toast-control" xlink:type="simple">https://www.curseforge.com/minecraft/mc-mods/toast-control</text:a>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ToastControl-</text:p>
          </table:table-cell>
          <table:table-cell table:style-name="ce5" office:value-type="string" calcext:value-type="string">
            <text:p><text:a xlink:href="https://www.curseforge.com/minecraft/mc-mods/toast-control" xlink:type="simple">https://www.curseforge.com/minecraft/mc-mods/toast-control</text:a>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torchoptimizer-</text:p>
          </table:table-cell>
          <table:table-cell table:style-name="ce5" office:value-type="string" calcext:value-type="string">
            <text:p>https://www.curseforge.com/minecraft/mc-mods/torch-optimizer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torohealth-</text:p>
          </table:table-cell>
          <table:table-cell table:style-name="ce5" office:value-type="string" calcext:value-type="string">
            <text:p><text:a xlink:href="https://www.curseforge.com/minecraft/mc-mods/torohealth-damage-indicators" xlink:type="simple">https://www.curseforge.com/minecraft/mc-mods/torohealth-damage-indicators</text:a>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toughnessbar-</text:p>
          </table:table-cell>
          <table:table-cell table:style-name="ce5" office:value-type="string" calcext:value-type="string">
            <text:p><text:a xlink:href="https://www.curseforge.com/minecraft/mc-mods/armor-toughness-bar" xlink:type="simple">https://www.curseforge.com/minecraft/mc-mods/armor-toughness-bar</text:a>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TravelersTitles-</text:p>
          </table:table-cell>
          <table:table-cell table:style-name="ce5" office:value-type="string" calcext:value-type="string">
            <text:p><text:a xlink:href="https://www.curseforge.com/minecraft/mc-mods/travelers-titles" xlink:type="simple">https://www.curseforge.com/minecraft/mc-mods/travelers-titles</text:a>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WindowedFullscreen-</text:p>
          </table:table-cell>
          <table:table-cell table:style-name="ce5" office:value-type="string" calcext:value-type="string">
            <text:p>https://www.curseforge.com/minecraft/mc-mods/windowed-fullscreen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WorldNameRandomizer-</text:p>
          </table:table-cell>
          <table:table-cell table:style-name="ce5" office:value-type="string" calcext:value-type="string">
            <text:p><text:a xlink:href="https://www.curseforge.com/minecraft/mc-mods/world-name-randomizer" xlink:type="simple">https://www.curseforge.com/minecraft/mc-mods/world-name-randomizer</text:a>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yisthereautojump-</text:p>
          </table:table-cell>
          <table:table-cell office:value-type="string" calcext:value-type="string">
            <text:p>https://www.curseforge.com/minecraft/mc-mods/y-is-there-autojump-forge</text:p>
          </table:table-cell>
          <table:table-cell table:number-columns-repeated="61"/>
        </table:table-row>
        <table:table-row table:style-name="ro2" table:number-rows-repeated="12">
          <table:table-cell table:number-columns-repeated="64"/>
        </table:table-row>
        <table:table-row table:style-name="ro3" table:number-rows-repeated="1048446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_xlnm._FilterDatabase" table:base-cell-address="$Tabelle1.$A$1" table:cell-range-address="$Tabelle1.$B$1:.$C$1"/>
        </table:named-expressions>
      </table:table>
      <table:named-expressions/>
      <table:database-ranges>
        <table:database-range table:name="__Anonymous_Sheet_DB__0" table:target-range-address="Tabelle1.B1:Tabelle1.C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.00.0000</text:date>, <text:time style:data-style-name="N2" text:time-value="21:03:44.01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riefed</meta:initial-creator>
    <meta:creation-date>2021-10-24T05:25:48</meta:creation-date>
    <dc:date>2022-01-23T21:04:10.967000000</dc:date>
    <meta:editing-duration>PT9M56S</meta:editing-duration>
    <meta:editing-cycles>4</meta:editing-cycles>
    <meta:generator>LibreOffice/7.1.4.2$Windows_X86_64 LibreOffice_project/a529a4fab45b75fefc5b6226684193eb000654f6</meta:generator>
    <meta:document-statistic meta:table-count="1" meta:cell-count="238" meta:object-count="0"/>
  </office:meta>
</office:document-meta>
</file>